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io_2triDiag_saida_mul_matrix-O0" table:style-name="ta1">
        <table:shapes>
          <draw:frame draw:z-index="0" draw:style-name="gr1" draw:text-style-name="P1" svg:width="159.83mm" svg:height="90.04mm" svg:x="159.83mm" svg:y="4.52mm">
            <draw:object draw:notify-on-update-of-ranges="'Exercicio_2triDiag_saida_mul_matrix-O0'.B2:'Exercicio_2triDiag_saida_mul_matrix-O0'.B10 'Exercicio_2triDiag_saida_mul_matrix-O0'.C1:'Exercicio_2triDiag_saida_mul_matrix-O0'.C1 'Exercicio_2triDiag_saida_mul_matrix-O0'.C2:'Exercicio_2triDiag_saida_mul_matrix-O0'.C10 'Exercicio_2triDiag_saida_mul_matrix-O0'.D1:'Exercicio_2triDiag_saida_mul_matrix-O0'.D1 'Exercicio_2triDiag_saida_mul_matrix-O0'.D2:'Exercicio_2triDiag_saida_mul_matrix-O0'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0.79mm" svg:y="105.65mm">
            <draw:object draw:notify-on-update-of-ranges="'Exercicio_2triDiag_saida_mul_matrix-O0'.B14:'Exercicio_2triDiag_saida_mul_matrix-O0'.B22 'Exercicio_2triDiag_saida_mul_matrix-O0'.C13:'Exercicio_2triDiag_saida_mul_matrix-O0'.C13 'Exercicio_2triDiag_saida_mul_matrix-O0'.C14:'Exercicio_2triDiag_saida_mul_matrix-O0'.C22 'Exercicio_2triDiag_saida_mul_matrix-O0'.D13:'Exercicio_2triDiag_saida_mul_matrix-O0'.D13 'Exercicio_2triDiag_saida_mul_matrix-O0'.D14:'Exercicio_2triDiag_saida_mul_matrix-O0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6.971" calcext:value-type="float">
            <text:p>6,971</text:p>
          </table:table-cell>
          <table:table-cell office:value-type="float" office:value="7.8398" calcext:value-type="float">
            <text:p>7,83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6.971" calcext:value-type="float">
            <text:p>6,971</text:p>
          </table:table-cell>
          <table:table-cell office:value-type="float" office:value="7.3002" calcext:value-type="float">
            <text:p>7,30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6.971" calcext:value-type="float">
            <text:p>6,971</text:p>
          </table:table-cell>
          <table:table-cell office:value-type="float" office:value="7.2171" calcext:value-type="float">
            <text:p>7,21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6.971" calcext:value-type="float">
            <text:p>6,971</text:p>
          </table:table-cell>
          <table:table-cell office:value-type="float" office:value="7.0234" calcext:value-type="float">
            <text:p>7,02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6.971" calcext:value-type="float">
            <text:p>6,971</text:p>
          </table:table-cell>
          <table:table-cell office:value-type="float" office:value="7.3177" calcext:value-type="float">
            <text:p>7,31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6.971" calcext:value-type="float">
            <text:p>6,971</text:p>
          </table:table-cell>
          <table:table-cell office:value-type="float" office:value="7.6872" calcext:value-type="float">
            <text:p>7,68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6.971" calcext:value-type="float">
            <text:p>6,971</text:p>
          </table:table-cell>
          <table:table-cell office:value-type="float" office:value="7.8726" calcext:value-type="float">
            <text:p>7,87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6.971" calcext:value-type="float">
            <text:p>6,971</text:p>
          </table:table-cell>
          <table:table-cell office:value-type="float" office:value="8.5869" calcext:value-type="float">
            <text:p>8,586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6.971" calcext:value-type="float">
            <text:p>6,971</text:p>
          </table:table-cell>
          <table:table-cell office:value-type="float" office:value="11.9855" calcext:value-type="float">
            <text:p>11,985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dim </text:p>
          </table:table-cell>
          <table:table-cell office:value-type="string" calcext:value-type="string">
            <text:p><text:s/>blockSize </text:p>
          </table:table-cell>
          <table:table-cell office:value-type="string" calcext:value-type="string">
            <text:p><text:s/>Normal </text:p>
          </table:table-cell>
          <table:table-cell office:value-type="string" calcext:value-type="string">
            <text:p><text:s/>Bloco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3.0054" calcext:value-type="float">
            <text:p>3,0054</text:p>
          </table:table-cell>
          <table:table-cell office:value-type="float" office:value="1.4277" calcext:value-type="float">
            <text:p>1,42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3.0054" calcext:value-type="float">
            <text:p>3,0054</text:p>
          </table:table-cell>
          <table:table-cell office:value-type="float" office:value="1.1997" calcext:value-type="float">
            <text:p>1,19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.0054" calcext:value-type="float">
            <text:p>3,0054</text:p>
          </table:table-cell>
          <table:table-cell office:value-type="float" office:value="1.0892" calcext:value-type="float">
            <text:p>1,08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.0054" calcext:value-type="float">
            <text:p>3,0054</text:p>
          </table:table-cell>
          <table:table-cell office:value-type="float" office:value="1.0898" calcext:value-type="float">
            <text:p>1,08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3.0054" calcext:value-type="float">
            <text:p>3,0054</text:p>
          </table:table-cell>
          <table:table-cell office:value-type="float" office:value="1.2399" calcext:value-type="float">
            <text:p>1,23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3.0054" calcext:value-type="float">
            <text:p>3,0054</text:p>
          </table:table-cell>
          <table:table-cell office:value-type="float" office:value="1.296" calcext:value-type="float">
            <text:p>1,2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3.0054" calcext:value-type="float">
            <text:p>3,0054</text:p>
          </table:table-cell>
          <table:table-cell office:value-type="float" office:value="1.3862" calcext:value-type="float">
            <text:p>1,38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.0054" calcext:value-type="float">
            <text:p>3,0054</text:p>
          </table:table-cell>
          <table:table-cell office:value-type="float" office:value="1.4739" calcext:value-type="float">
            <text:p>1,473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3.0054" calcext:value-type="float">
            <text:p>3,0054</text:p>
          </table:table-cell>
          <table:table-cell office:value-type="float" office:value="3.3431" calcext:value-type="float">
            <text:p>3,3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23:06:06.820619815</dc:date>
    <meta:editing-duration>PT3M29S</meta:editing-duration>
    <meta:editing-cycles>2</meta:editing-cycles>
    <meta:generator>LibreOffice/6.0.7.3$Linux_X86_64 LibreOffice_project/00m0$Build-3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line" chart:style-name="ch1">
        <chart:title svg:x="5.144cm" svg:y="0.316cm" chart:style-name="ch2">
          <text:p>Multiplicação Direta x Bloco</text:p>
        </chart:title>
        <chart:subtitle svg:x="5.289cm" svg:y="1.275cm" chart:style-name="ch3">
          <text:p>Sem otimização do compilador</text:p>
        </chart:subtitle>
        <chart:legend chart:legend-position="end" svg:x="13.343cm" svg:y="3.954cm" style:legend-expansion="high" chart:style-name="ch4"/>
        <chart:plot-area chart:style-name="ch5" table:cell-range-address="'Exercicio_2triDiag_saida_mul_matrix-O0'.B1:'Exercicio_2triDiag_saida_mul_matrix-O0'.D10" chart:data-source-has-labels="both" svg:x="1.33cm" svg:y="2.138cm" svg:width="11.694cm" svg:height="5.706cm">
          <chartooo:coordinate-region svg:x="1.766cm" svg:y="2.337cm" svg:width="10.701cm" svg:height="4.86cm"/>
          <chart:axis chart:dimension="x" chart:name="primary-x" chart:style-name="ch6" chartooo:axis-type="auto">
            <chartooo:date-scale/>
            <chart:title svg:x="6.432cm" svg:y="8.024cm" chart:style-name="ch7">
              <text:p>Blocksize</text:p>
            </chart:title>
            <chart:categories table:cell-range-address="'Exercicio_2triDiag_saida_mul_matrix-O0'.B2:'Exercicio_2triDiag_saida_mul_matrix-O0'.B10"/>
            <chart:grid chart:style-name="ch8" chart:class="major"/>
          </chart:axis>
          <chart:axis chart:dimension="y" chart:name="primary-y" chart:style-name="ch6">
            <chart:title svg:x="0.451cm" svg:y="6.054cm" chart:style-name="ch9">
              <text:p>Teempo em S</text:p>
            </chart:title>
            <chart:grid chart:style-name="ch8" chart:class="major"/>
          </chart:axis>
          <chart:series chart:style-name="ch10" chart:values-cell-range-address="'Exercicio_2triDiag_saida_mul_matrix-O0'.C2:'Exercicio_2triDiag_saida_mul_matrix-O0'.C10" chart:label-cell-address="'Exercicio_2triDiag_saida_mul_matrix-O0'.C1:'Exercicio_2triDiag_saida_mul_matrix-O0'.C1" chart:class="chart:line">
            <chart:data-point chart:repeated="9"/>
          </chart:series>
          <chart:series chart:style-name="ch11" chart:values-cell-range-address="'Exercicio_2triDiag_saida_mul_matrix-O0'.D2:'Exercicio_2triDiag_saida_mul_matrix-O0'.D10" chart:label-cell-address="'Exercicio_2triDiag_saida_mul_matrix-O0'.D1:'Exercicio_2triDiag_saida_mul_matrix-O0'.D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'Exercicio_2triDiag_saida_mul_matrix-O0'.C1:'Exercicio_2triDiag_saida_mul_matrix-O0'.C1</svg:desc>
                </draw:g>
              </table:table-cell>
              <table:table-cell office:value-type="string">
                <text:p> Bloco</text:p>
                <draw:g>
                  <svg:desc>'Exercicio_2triDiag_saida_mul_matrix-O0'.D1:'Exercicio_2triDiag_saida_mul_matrix-O0'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Exercicio_2triDiag_saida_mul_matrix-O0'.B2:'Exercicio_2triDiag_saida_mul_matrix-O0'.B10</svg:desc>
                </draw:g>
              </table:table-cell>
              <table:table-cell office:value-type="float" office:value="6.971">
                <text:p>6.971</text:p>
                <draw:g>
                  <svg:desc>'Exercicio_2triDiag_saida_mul_matrix-O0'.C2:'Exercicio_2triDiag_saida_mul_matrix-O0'.C10</svg:desc>
                </draw:g>
              </table:table-cell>
              <table:table-cell office:value-type="float" office:value="7.8398">
                <text:p>7.8398</text:p>
                <draw:g>
                  <svg:desc>'Exercicio_2triDiag_saida_mul_matrix-O0'.D2:'Exercicio_2triDiag_saida_mul_matrix-O0'.D1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71">
                <text:p>6.971</text:p>
              </table:table-cell>
              <table:table-cell office:value-type="float" office:value="7.3002">
                <text:p>7.30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971">
                <text:p>6.971</text:p>
              </table:table-cell>
              <table:table-cell office:value-type="float" office:value="7.2171">
                <text:p>7.217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971">
                <text:p>6.971</text:p>
              </table:table-cell>
              <table:table-cell office:value-type="float" office:value="7.0234">
                <text:p>7.02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.971">
                <text:p>6.971</text:p>
              </table:table-cell>
              <table:table-cell office:value-type="float" office:value="7.3177">
                <text:p>7.317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971">
                <text:p>6.971</text:p>
              </table:table-cell>
              <table:table-cell office:value-type="float" office:value="7.6872">
                <text:p>7.68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.971">
                <text:p>6.971</text:p>
              </table:table-cell>
              <table:table-cell office:value-type="float" office:value="7.8726">
                <text:p>7.87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.971">
                <text:p>6.971</text:p>
              </table:table-cell>
              <table:table-cell office:value-type="float" office:value="8.5869">
                <text:p>8.586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.971">
                <text:p>6.971</text:p>
              </table:table-cell>
              <table:table-cell office:value-type="float" office:value="11.9855">
                <text:p>11.9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Multiplicaçãao Direta x Bloco</text:p>
        </chart:title>
        <chart:subtitle svg:x="5.284cm" svg:y="1.275cm" chart:style-name="ch3">
          <text:p>Com otimização do compilador</text:p>
        </chart:subtitle>
        <chart:legend chart:legend-position="end" svg:x="13.359cm" svg:y="3.952cm" style:legend-expansion="high" chart:style-name="ch4"/>
        <chart:plot-area chart:style-name="ch5" table:cell-range-address="'Exercicio_2triDiag_saida_mul_matrix-O0'.B13:'Exercicio_2triDiag_saida_mul_matrix-O0'.D22" chart:data-source-has-labels="both" svg:x="1.331cm" svg:y="2.138cm" svg:width="11.708cm" svg:height="5.701cm">
          <chartooo:coordinate-region svg:x="2.058cm" svg:y="2.337cm" svg:width="10.609cm" svg:height="4.855cm"/>
          <chart:axis chart:dimension="x" chart:name="primary-x" chart:style-name="ch6" chartooo:axis-type="auto">
            <chartooo:date-scale/>
            <chart:title svg:x="6.44cm" svg:y="8.019cm" chart:style-name="ch7">
              <text:p>Blocksize</text:p>
            </chart:title>
            <chart:categories table:cell-range-address="'Exercicio_2triDiag_saida_mul_matrix-O0'.B14:'Exercicio_2triDiag_saida_mul_matrix-O0'.B22"/>
            <chart:grid chart:style-name="ch8" chart:class="major"/>
          </chart:axis>
          <chart:axis chart:dimension="y" chart:name="primary-y" chart:style-name="ch6">
            <chart:title svg:x="0.451cm" svg:y="5.958cm" chart:style-name="ch9">
              <text:p>Tempo em S</text:p>
            </chart:title>
            <chart:grid chart:style-name="ch8" chart:class="major"/>
          </chart:axis>
          <chart:series chart:style-name="ch10" chart:values-cell-range-address="'Exercicio_2triDiag_saida_mul_matrix-O0'.C14:'Exercicio_2triDiag_saida_mul_matrix-O0'.C22" chart:label-cell-address="'Exercicio_2triDiag_saida_mul_matrix-O0'.C13:'Exercicio_2triDiag_saida_mul_matrix-O0'.C13" chart:class="chart:line">
            <chart:data-point chart:repeated="9"/>
          </chart:series>
          <chart:series chart:style-name="ch11" chart:values-cell-range-address="'Exercicio_2triDiag_saida_mul_matrix-O0'.D14:'Exercicio_2triDiag_saida_mul_matrix-O0'.D22" chart:label-cell-address="'Exercicio_2triDiag_saida_mul_matrix-O0'.D13:'Exercicio_2triDiag_saida_mul_matrix-O0'.D1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ormal </text:p>
                <draw:g>
                  <svg:desc>'Exercicio_2triDiag_saida_mul_matrix-O0'.C13:'Exercicio_2triDiag_saida_mul_matrix-O0'.C13</svg:desc>
                </draw:g>
              </table:table-cell>
              <table:table-cell office:value-type="string">
                <text:p> Bloco</text:p>
                <draw:g>
                  <svg:desc>'Exercicio_2triDiag_saida_mul_matrix-O0'.D13:'Exercicio_2triDiag_saida_mul_matrix-O0'.D1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Exercicio_2triDiag_saida_mul_matrix-O0'.B14:'Exercicio_2triDiag_saida_mul_matrix-O0'.B22</svg:desc>
                </draw:g>
              </table:table-cell>
              <table:table-cell office:value-type="float" office:value="3.0054">
                <text:p>3.0054</text:p>
                <draw:g>
                  <svg:desc>'Exercicio_2triDiag_saida_mul_matrix-O0'.C14:'Exercicio_2triDiag_saida_mul_matrix-O0'.C22</svg:desc>
                </draw:g>
              </table:table-cell>
              <table:table-cell office:value-type="float" office:value="1.4277">
                <text:p>1.4277</text:p>
                <draw:g>
                  <svg:desc>'Exercicio_2triDiag_saida_mul_matrix-O0'.D14:'Exercicio_2triDiag_saida_mul_matrix-O0'.D2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054">
                <text:p>3.0054</text:p>
              </table:table-cell>
              <table:table-cell office:value-type="float" office:value="1.1997">
                <text:p>1.19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0054">
                <text:p>3.0054</text:p>
              </table:table-cell>
              <table:table-cell office:value-type="float" office:value="1.0892">
                <text:p>1.08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0054">
                <text:p>3.0054</text:p>
              </table:table-cell>
              <table:table-cell office:value-type="float" office:value="1.0898">
                <text:p>1.08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0054">
                <text:p>3.0054</text:p>
              </table:table-cell>
              <table:table-cell office:value-type="float" office:value="1.2399">
                <text:p>1.23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0054">
                <text:p>3.0054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.0054">
                <text:p>3.0054</text:p>
              </table:table-cell>
              <table:table-cell office:value-type="float" office:value="1.3862">
                <text:p>1.38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.0054">
                <text:p>3.0054</text:p>
              </table:table-cell>
              <table:table-cell office:value-type="float" office:value="1.4739">
                <text:p>1.473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0054">
                <text:p>3.0054</text:p>
              </table:table-cell>
              <table:table-cell office:value-type="float" office:value="3.3431">
                <text:p>3.3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